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a836" officeooo:paragraph-rsid="001ea836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:</text:p>
      <text:p text:style-name="P1">1. <text:a xlink:type="simple" xlink:href="https://stackoverflow.com/questions/8213522/when-to-use-cla-clf-or-close-for-clearing-a-plot-in-matplotlib" text:style-name="Internet_20_link" text:visited-style-name="Visited_20_Internet_20_Link">https://stackoverflow.com/questions/8213522/when-to-use-cla-clf-or-close-for-clearing-a-plot-in-matplotlib</text:a></text:p>
      <text:p text:style-name="P1"/>
      <text:p text:style-name="P1">2. <text:a xlink:type="simple" xlink:href="https://stackoverflow.com/questions/36470343/how-to-draw-a-line-with-matplotlib/36479941" text:style-name="Internet_20_link" text:visited-style-name="Visited_20_Internet_20_Link">https://stackoverflow.com/questions/36470343/how-to-draw-a-line-with-matplotlib/36479941</text:a></text:p>
      <text:p text:style-name="P1"/>
      <text:p text:style-name="P1">3. <text:a xlink:type="simple" xlink:href="https://matplotlib.org/index.html" text:style-name="Internet_20_link" text:visited-style-name="Visited_20_Internet_20_Link">https://matplotlib.org/index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0:22:06.753069263</meta:creation-date>
    <dc:date>2019-06-10T11:01:18.111225861</dc:date>
    <meta:editing-duration>PT8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" meta:character-count="247" meta:non-whitespace-character-count="244"/>
  </office:meta>
</office:document-meta>
</file>